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0524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2982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16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17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8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9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0" style:family="paragraph" style:parent-style-name="Standard">
      <style:paragraph-properties fo:text-align="start" style:justify-single-word="false"/>
      <style:text-properties officeooo:rsid="0012a127" officeooo:paragraph-rsid="0000ffee"/>
    </style:style>
    <style:style style:name="P21" style:family="paragraph" style:parent-style-name="Standard">
      <style:paragraph-properties fo:text-align="start" style:justify-single-word="false"/>
      <style:text-properties officeooo:rsid="00153221" officeooo:paragraph-rsid="0000ffee"/>
    </style:style>
    <style:style style:name="P22" style:family="paragraph" style:parent-style-name="Standard">
      <style:paragraph-properties fo:text-align="start" style:justify-single-word="false"/>
      <style:text-properties officeooo:rsid="001629c0" officeooo:paragraph-rsid="0000ffee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8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29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30" style:family="paragraph" style:parent-style-name="Frame_20_contents">
      <style:paragraph-properties fo:text-align="start" style:justify-single-word="false"/>
      <style:text-properties officeooo:rsid="0015dcaa" officeooo:paragraph-rsid="00329823"/>
    </style:style>
    <style:style style:name="P31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32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33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34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35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2b89cc"/>
    </style:style>
    <style:style style:name="T5" style:family="text">
      <style:text-properties officeooo:rsid="000f9704"/>
    </style:style>
    <style:style style:name="T6" style:family="text">
      <style:text-properties officeooo:rsid="00260524"/>
    </style:style>
    <style:style style:name="T7" style:family="text">
      <style:text-properties officeooo:rsid="00265e5d"/>
    </style:style>
    <style:style style:name="T8" style:family="text">
      <style:text-properties officeooo:rsid="0010189e"/>
    </style:style>
    <style:style style:name="T9" style:family="text">
      <style:text-properties officeooo:rsid="0027c45d"/>
    </style:style>
    <style:style style:name="T10" style:family="text">
      <style:text-properties officeooo:rsid="0000ffee"/>
    </style:style>
    <style:style style:name="T11" style:family="text">
      <style:text-properties officeooo:rsid="00020348"/>
    </style:style>
    <style:style style:name="T12" style:family="text">
      <style:text-properties officeooo:rsid="000e1250"/>
    </style:style>
    <style:style style:name="T13" style:family="text">
      <style:text-properties officeooo:rsid="000fc36a"/>
    </style:style>
    <style:style style:name="T14" style:family="text">
      <style:text-properties officeooo:rsid="0012aab2"/>
    </style:style>
    <style:style style:name="T15" style:family="text">
      <style:text-properties officeooo:rsid="00139f06"/>
    </style:style>
    <style:style style:name="T16" style:family="text">
      <style:text-properties officeooo:rsid="001568fe"/>
    </style:style>
    <style:style style:name="T17" style:family="text">
      <style:text-properties officeooo:rsid="00161145"/>
    </style:style>
    <style:style style:name="T18" style:family="text">
      <style:text-properties officeooo:rsid="00182a80"/>
    </style:style>
    <style:style style:name="T19" style:family="text">
      <style:text-properties officeooo:rsid="001a8fc2"/>
    </style:style>
    <style:style style:name="T20" style:family="text">
      <style:text-properties officeooo:rsid="001ef0b7"/>
    </style:style>
    <style:style style:name="T21" style:family="text">
      <style:text-properties officeooo:rsid="00244f30"/>
    </style:style>
    <style:style style:name="T22" style:family="text">
      <style:text-properties officeooo:rsid="0024f740"/>
    </style:style>
    <style:style style:name="T23" style:family="text">
      <style:text-properties officeooo:rsid="0029704e"/>
    </style:style>
    <style:style style:name="T24" style:family="text">
      <style:text-properties officeooo:rsid="002d2681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cta de la octava reunión del TFG</text:p>
      <text:p text:style-name="P18"/>
      <text:p text:style-name="P18"><text:span text:style-name="T2">Orden</text:span> del día:</text:p>
      <text:list xml:id="list2592204166" text:style-name="L1">
        <text:list-item>
          <text:p text:style-name="P24">Experiencias aprendidas en la realización de las actividades esta semana.</text:p>
        </text:list-item>
        <text:list-item>
          <text:p text:style-name="P24">Comprobación del progreso de la <text:span text:style-name="T10">séptima</text:span> iteración.</text:p>
        </text:list-item>
        <text:list-item>
          <text:p text:style-name="P25">Definición de la <text:span text:style-name="T10">octava</text:span> iteración.</text:p>
        </text:list-item>
        <text:list-item>
          <text:p text:style-name="P26">Análisis de las actividades, riesgos y aspectos pertinentes de la <text:span text:style-name="T10">octava</text:span> iteración.</text:p>
        </text:list-item>
        <text:list-item>
          <text:p text:style-name="P27">Acciones a realizar.</text:p>
        </text:list-item>
        <text:list-item>
          <text:p text:style-name="P27">Ruegos y preguntas.</text:p>
        </text:list-item>
        <text:list-item>
          <text:p text:style-name="P27">Acuerdo de la realización de la próxima reunión.</text:p>
        </text:list-item>
      </text:list>
      <text:p text:style-name="P20"/>
      <text:p text:style-name="P21">Plantilla de punto de la reunión:</text:p>
      <text:p text:style-name="P21"><draw:frame draw:style-name="fr1" draw:name="Frame1" text:anchor-type="as-char" svg:width="21.59cm" style:rel-width="100%" draw:z-index="1"><draw:text-box fo:min-height="0.499cm"><text:p text:style-name="P4">Título:</text:p><text:p text:style-name="P4">Descripción:</text:p><text:p text:style-name="P4">Resolución:</text:p></draw:text-box></draw:frame></text:p>
      <text:p text:style-name="P22">Plantilla de actividad de iteración:</text:p>
      <text:p text:style-name="P22"><draw:frame draw:style-name="fr2" draw:name="Frame2" text:anchor-type="as-char" svg:y="-4.339cm" svg:width="21.59cm" style:rel-width="100%" draw:z-index="2"><draw:text-box fo:min-height="0.499cm"><text:p text:style-name="P11">Identificado<text:span text:style-name="T3">r:</text:span></text:p><text:p text:style-name="P4">Título:</text:p><text:p text:style-name="P4">Descripción:</text:p><text:p text:style-name="P12">Duración:</text:p><text:p text:style-name="P13">Subactividades:</text:p><text:p text:style-name="P14">Riesgos asociados:</text:p></draw:text-box></draw:frame></text:p>
      <text:p text:style-name="P17">Plantilla de riesgos:</text:p>
      <text:p text:style-name="P17"><draw:frame draw:style-name="fr1" draw:name="Frame3" text:anchor-type="as-char" svg:width="21.59cm" style:rel-width="100%" draw:z-index="3"><draw:text-box fo:min-height="0.499cm"><text:p text:style-name="P15">Identificador:</text:p><text:p text:style-name="P4">Título:</text:p><text:p text:style-name="P4">Descripción:</text:p><text:p text:style-name="P15">Probabilidad de aparición:</text:p><text:p text:style-name="P16">Formas de paliar:</text:p><text:p text:style-name="P16">Soluciones si ocurre:</text:p></draw:text-box></draw:frame></text:p>
      <text:p text:style-name="P17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 y plantillas.</text:p>
          </table:table-cell>
          <table:table-cell table:style-name="ControlDeVersiones.C2" office:value-type="string">
            <text:p text:style-name="P2"><text:span text:style-name="T11">03</text:span>/<text:span text:style-name="T4">12</text:span>/2017</text:p>
          </table:table-cell>
        </table:table-row>
      </table:table>
      <text:p text:style-name="P17"/>
      <text:p text:style-name="P23"><draw:frame draw:style-name="fr1" draw:name="Frame4" text:anchor-type="as-char" svg:width="17.59cm" style:rel-width="100%" draw:z-index="4"><draw:text-box fo:min-height="0.499cm"><text:p text:style-name="P5">Título:<text:span text:style-name="T5">Experiencias aprendidas en la realización de las actividades esta semana.</text:span></text:p><text:p text:style-name="P4">Descripción: <text:span text:style-name="T6">Qué se ha aprendido y realizado durante esta semana.</text:span></text:p><text:p text:style-name="P4">Resolución: <text:span text:style-name="T12">No se usará pusher para la gestión de las conexiones WebSocket.</text:span></text:p></draw:text-box></draw:frame></text:p>
      <text:p text:style-name="P17"><draw:frame draw:style-name="fr1" draw:name="Frame5" text:anchor-type="as-char" svg:width="17.59cm" style:rel-width="100%" draw:z-index="5"><draw:text-box fo:min-height="0.499cm"><text:p text:style-name="P6">Título: <text:span text:style-name="T5">Comprobación del progreso de la sexta iteración.</text:span></text:p><text:p text:style-name="P4">Descripción: <text:span text:style-name="T7">¿Se han completado los requisitos? ¿Funciona? ¿Se puede decir que se ha terminado?</text:span></text:p><text:p text:style-name="P4">Resolución: <text:span text:style-name="T13">No se han completado todas las tareas (añadir la funcionalidad del NumPad 5) y algunas tareas no se han completado correctamente (ataque al estar basado en un código anterior y la comunicación en WebSocket no se realiza entre 2 navegadores).</text:span></text:p></draw:text-box></draw:frame></text:p>
      <text:p text:style-name="P17"><draw:frame draw:style-name="fr1" draw:name="Frame6" text:anchor-type="as-char" svg:width="17.59cm" style:rel-width="100%" draw:z-index="6"><draw:text-box fo:min-height="0.499cm"><text:p text:style-name="P7">Título: <text:span text:style-name="T8">Definición de la octava iteración.</text:span></text:p><text:p text:style-name="P4">Descripción: <text:span text:style-name="T9">Pensar en objetivos, actividades y acciones a realizar</text:span></text:p><text:p text:style-name="P4">Resolución:</text:p></draw:text-box></draw:frame><draw:frame draw:style-name="fr1" draw:name="Frame12" text:anchor-type="as-char" svg:width="17.59cm" style:rel-width="100%" draw:z-index="7"><draw:text-box fo:min-height="0.499cm"><text:p text:style-name="P11">Identificado<text:span text:style-name="T3">r:8A-001</text:span></text:p><text:p text:style-name="P8">Título: <text:span text:style-name="T14">Añadir funcionalidad a NumPad 5</text:span></text:p><text:p text:style-name="P4">Descripción: <text:span text:style-name="T14">Se debe añadir un botón a NumPad 5, que funcione igual que Space</text:span></text:p><text:p text:style-name="P12">Duración: <text:span text:style-name="T15">2 horas</text:span></text:p><text:p text:style-name="P13">Subactividades: </text:p><text:p text:style-name="P14">Riesgos asociados: </text:p></draw:text-box></draw:frame><draw:frame draw:style-name="fr1" draw:name="Frame8" text:anchor-type="as-char" svg:width="17.59cm" style:rel-width="100%" draw:z-index="10"><draw:text-box fo:min-height="0.499cm"><text:p text:style-name="P11">Identificado<text:span text:style-name="T3">r:8A-002</text:span></text:p><text:p text:style-name="P8">Título: <text:span text:style-name="T16">Corrección del código de ataque para ajustarlo a la última versión del código</text:span></text:p><text:p text:style-name="P4">Descripción: <text:span text:style-name="T16">La rama de javrombay no contiene el último código de master</text:span></text:p><text:p text:style-name="P12">Duración: <text:span text:style-name="T17">3 horas</text:span></text:p><text:p text:style-name="P13">Subactividades:</text:p><text:p text:style-name="P14">Riesgos asociados:</text:p></draw:text-box></draw:frame><draw:frame draw:style-name="fr1" draw:name="Frame13" text:anchor-type="as-char" svg:width="17.59cm" style:rel-width="100%" draw:z-index="11"><draw:text-box fo:min-height="0.499cm"><text:p text:style-name="P11">Identificado<text:span text:style-name="T3">r:8A-003</text:span></text:p><text:p text:style-name="P8">Título: <text:span text:style-name="T18">Corrección de errores de selección de unidad</text:span></text:p><text:p text:style-name="P4">Descripción: <text:span text:style-name="T19">La selección de unidad queda atascada.</text:span></text:p><text:p text:style-name="P12">Duración: <text:span text:style-name="T20">3 horas</text:span></text:p><text:p text:style-name="P13">Subactividades:</text:p><text:p text:style-name="P14">Riesgos asociados: </text:p></draw:text-box></draw:frame><text:soft-page-break/><draw:frame draw:style-name="fr1" draw:name="Frame14" text:anchor-type="as-char" svg:width="17.59cm" style:rel-width="100%" draw:z-index="13"><draw:text-box fo:min-height="0.499cm"><text:p text:style-name="P11">Identificado<text:span text:style-name="T3">r:8A-004</text:span></text:p><text:p text:style-name="P8">Título: <text:span text:style-name="T18">Corrección de errores game over</text:span></text:p><text:p text:style-name="P4">Descripción: <text:span text:style-name="T23">Añadir el salir en game over para reiniciar el mapa.</text:span></text:p><text:p text:style-name="P12">Duración: <text:span text:style-name="T20">3 horas</text:span></text:p><text:p text:style-name="P13">Subactividades:</text:p><text:p text:style-name="P14">Riesgos asociados: </text:p></draw:text-box></draw:frame><draw:frame draw:style-name="fr1" draw:name="Frame7" text:anchor-type="as-char" svg:width="17.59cm" style:rel-width="100%" draw:z-index="12"><draw:text-box fo:min-height="0.499cm"><text:p text:style-name="P11">Identificado<text:span text:style-name="T3">r:8A-005</text:span></text:p><text:p text:style-name="P8">Título: <text:span text:style-name="T21">Creación de nuevo obstáculo</text:span></text:p><text:p text:style-name="P4">Descripción: <text:span text:style-name="T21">Crear un nuevo terreno llamado “mar” que no se pueda atravesar. </text:span></text:p><text:p text:style-name="P12">Duración: <text:span text:style-name="T20">3 horas</text:span></text:p><text:p text:style-name="P13">Subactividades:</text:p><text:p text:style-name="P14">Riesgos asociados: </text:p></draw:text-box></draw:frame></text:p>
      <text:p text:style-name="P17"><draw:frame draw:style-name="fr1" draw:name="Frame9" text:anchor-type="as-char" svg:width="17.59cm" style:rel-width="100%" draw:z-index="8"><draw:text-box fo:min-height="0.499cm"><text:p text:style-name="P9">Título:<text:span text:style-name="T1">Acciones a realizar.</text:span></text:p><text:p text:style-name="P4">Descripción: </text:p><text:p text:style-name="P31">Resolución: <text:span text:style-name="T22">Ignacio se asigna la actividad 8A-001, Román se asigna 8A-002 y 8A-003.</text:span></text:p></draw:text-box></draw:frame></text:p>
      <text:p text:style-name="P17"><draw:frame draw:style-name="fr1" draw:name="Frame10" text:anchor-type="as-char" svg:width="17.59cm" style:rel-width="100%" draw:z-index="9"><draw:text-box fo:min-height="0.499cm"><text:p text:style-name="P10">Título:<text:span text:style-name="T1">Ruegos y preguntas.</text:span></text:p><text:p text:style-name="P4">Descripción:</text:p><text:p text:style-name="P4">Resolución: </text:p></draw:text-box></draw:frame></text:p>
      <text:p text:style-name="P17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24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7-12-03T17:25:25.616629349</dc:date>
    <meta:editing-duration>PT32M39S</meta:editing-duration>
    <meta:editing-cycles>35</meta:editing-cycles>
    <meta:generator>LibreOffice/5.3.7.2.0$Linux_X86_64 LibreOffice_project/30m0$Build-2</meta:generator>
    <meta:document-statistic meta:table-count="1" meta:image-count="0" meta:object-count="0" meta:page-count="4" meta:paragraph-count="90" meta:word-count="395" meta:character-count="2745" meta:non-whitespace-character-count="2430"/>
  </office:meta>
</office:document-meta>
</file>